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39.86mm"/>
    </style:style>
    <style:style style:name="co7" style:family="table-column">
      <style:table-column-properties fo:break-before="auto" style:column-width="58.93mm"/>
    </style:style>
    <style:style style:name="co8" style:family="table-column">
      <style:table-column-properties fo:break-before="auto" style:column-width="51.47mm"/>
    </style:style>
    <style:style style:name="co9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font-name="Liberation Sans" style:font-name-asian="Droid Sans Fallback" style:font-name-complex="unifont"/>
    </style:style>
    <style:style style:name="ce3" style:family="table-cell" style:parent-style-name="Default" style:data-style-name="N118"/>
    <style:style style:name="ce4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5" style:family="table-cell" style:parent-style-name="Default" style:data-style-name="N2"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8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Параметр</text:p>
          </table:table-cell>
          <table:table-cell office:value-type="string" calcext:value-type="string">
            <text:p>Значение</text:p>
          </table:table-cell>
          <table:table-cell office:value-type="string" calcext:value-type="string">
            <text:p>Тип орбиты</text:p>
          </table:table-cell>
          <table:table-cell table:number-columns-repeated="7"/>
          <table:table-cell office:value-type="string" calcext:value-type="string" table:number-columns-spanned="3" table:number-rows-spanned="1">
            <text:p>Максимальный доплеровский сдвиг, кГц</text:p>
          </table:table-cell>
          <table:covered-table-cell table:number-columns-repeated="2"/>
          <table:table-cell table:number-columns-repeated="4"/>
          <table:table-cell office:value-type="string" calcext:value-type="string" table:number-columns-spanned="3" table:number-rows-spanned="1">
            <text:p>Количество точек анализа по частоте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Стоянка</text:p>
          </table:table-cell>
          <table:table-cell office:value-type="string" calcext:value-type="string">
            <text:p>НКО 1</text:p>
          </table:table-cell>
          <table:table-cell office:value-type="string" calcext:value-type="string">
            <text:p>НКО 2</text:p>
          </table:table-cell>
          <table:table-cell office:value-type="string" calcext:value-type="string">
            <text:p>НКО 3</text:p>
          </table:table-cell>
          <table:table-cell table:number-columns-repeated="2"/>
          <table:table-cell office:value-type="string" calcext:value-type="string">
            <text:p>Сигнал</text:p>
          </table:table-cell>
          <table:table-cell office:value-type="string" calcext:value-type="string">
            <text:p>Несущая частота, МГц</text:p>
          </table:table-cell>
          <table:table-cell office:value-type="string" calcext:value-type="string">
            <text:p>Тип орбиты</text:p>
          </table:table-cell>
          <table:table-cell table:number-columns-repeated="5"/>
          <table:table-cell office:value-type="string" calcext:value-type="string">
            <text:p>Сигнал</text:p>
          </table:table-cell>
          <table:table-cell office:value-type="string" calcext:value-type="string">
            <text:p>Тип орбит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ГНСС</text:p>
          </table:table-cell>
          <table:table-cell office:value-type="string" calcext:value-type="string">
            <text:p>ГЛОНАСС</text:p>
          </table:table-cell>
          <table:table-cell table:number-columns-repeated="8"/>
          <table:table-cell office:value-type="string" calcext:value-type="string">
            <text:p>Стоянка</text:p>
          </table:table-cell>
          <table:table-cell office:value-type="string" calcext:value-type="string">
            <text:p>НКО 1</text:p>
          </table:table-cell>
          <table:table-cell office:value-type="string" calcext:value-type="string">
            <text:p>НКО 2</text:p>
          </table:table-cell>
          <table:table-cell office:value-type="string" calcext:value-type="string">
            <text:p>НКО 3</text:p>
          </table:table-cell>
          <table:table-cell table:number-columns-repeated="3"/>
          <table:table-cell office:value-type="string" calcext:value-type="string">
            <text:p>Стоянка</text:p>
          </table:table-cell>
          <table:table-cell office:value-type="string" calcext:value-type="string">
            <text:p>НКО 1</text:p>
          </table:table-cell>
          <table:table-cell office:value-type="string" calcext:value-type="string">
            <text:p>НКО 2</text:p>
          </table:table-cell>
          <table:table-cell office:value-type="string" calcext:value-type="string">
            <text:p>НКО 3</text:p>
          </table:table-cell>
          <table:table-cell table:number-columns-repeated="2"/>
          <table:table-cell office:value-type="string" calcext:value-type="string">
            <text:p>Относительное смещение ОГ, кГц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орость, м/с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750" calcext:value-type="float">
            <text:p>8750</text:p>
          </table:table-cell>
          <table:table-cell office:value-type="float" office:value="8409" calcext:value-type="float">
            <text:p>8409</text:p>
          </table:table-cell>
          <table:table-cell office:value-type="float" office:value="8106" calcext:value-type="float">
            <text:p>8106</text:p>
          </table:table-cell>
          <table:table-cell table:number-columns-repeated="2"/>
          <table:table-cell office:value-type="string" calcext:value-type="string">
            <text:p>ГЛОНАСС</text:p>
          </table:table-cell>
          <table:table-cell table:number-columns-repeated="7"/>
          <table:table-cell office:value-type="string" calcext:value-type="string">
            <text:p>ГЛОНАСС</text:p>
          </table:table-cell>
          <table:table-cell table:number-columns-repeated="5"/>
          <table:table-cell office:value-type="string" calcext:value-type="string">
            <text:p>ГЛОНАС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скорение, м/с2</text:p>
          </table:table-cell>
          <table:table-cell/>
          <table:table-cell office:value-type="float" office:value="0.169" calcext:value-type="float">
            <text:p>0,169</text:p>
          </table:table-cell>
          <table:table-cell office:value-type="float" office:value="15.7" calcext:value-type="float">
            <text:p>15,7</text:p>
          </table:table-cell>
          <table:table-cell office:value-type="float" office:value="14.6" calcext:value-type="float">
            <text:p>14,6</text:p>
          </table:table-cell>
          <table:table-cell office:value-type="float" office:value="12.9" calcext:value-type="float">
            <text:p>12,9</text:p>
          </table:table-cell>
          <table:table-cell table:number-columns-repeated="2"/>
          <table:table-cell office:value-type="string" calcext:value-type="string">
            <text:p>L1OF</text:p>
          </table:table-cell>
          <table:table-cell table:formula="of:=1602+6*0.5625" office:value-type="float" office:value="1605.375" calcext:value-type="float">
            <text:p>1605,375</text:p>
          </table:table-cell>
          <table:table-cell table:formula="of:=[.J5]*[.C4]/1000000" office:value-type="float" office:value="1.30035375" calcext:value-type="float">
            <text:p>1,30035375</text:p>
          </table:table-cell>
          <table:table-cell table:formula="of:=[.D4]*1605.375*1000000/(3*100000000)/1000" office:value-type="float" office:value="46.8234375" calcext:value-type="float">
            <text:p>46,8234375</text:p>
          </table:table-cell>
          <table:table-cell table:formula="of:=[.E4]*1605.375*1000000/(3*100000000)/1000" office:value-type="float" office:value="44.99866125" calcext:value-type="float">
            <text:p>44,99866125</text:p>
          </table:table-cell>
          <table:table-cell table:formula="of:=[.F4]*1605.375*1000000/(3*100000000)/1000" office:value-type="float" office:value="43.3772325" calcext:value-type="float">
            <text:p>43,3772325</text:p>
          </table:table-cell>
          <table:table-cell table:number-columns-repeated="2"/>
          <table:table-cell office:value-type="string" calcext:value-type="string">
            <text:p>L1OF</text:p>
          </table:table-cell>
          <table:table-cell table:formula="of:=2*([.K5]+[.P24])/[.P25]" office:value-type="float" office:value="37.201415" calcext:value-type="float">
            <text:p>37,201415</text:p>
          </table:table-cell>
          <table:table-cell table:style-name="ce3" table:formula="of:=2*([.L5]+[.X5])/[.Q25]" office:value-type="float" office:value="219.40125" calcext:value-type="float">
            <text:p>219,4</text:p>
          </table:table-cell>
          <table:table-cell table:style-name="ce3" table:formula="of:=2*([.M5]+[.Y5])/[.R25]" office:value-type="float" office:value="212.102145" calcext:value-type="float">
            <text:p>212,1</text:p>
          </table:table-cell>
          <table:table-cell table:style-name="ce3" table:formula="of:=2*([.N5]+[.Z5])/[.S25]" office:value-type="float" office:value="205.61643" calcext:value-type="float">
            <text:p>205,6</text:p>
          </table:table-cell>
          <table:table-cell/>
          <table:table-cell office:value-type="string" calcext:value-type="string">
            <text:p>L1OF</text:p>
          </table:table-cell>
          <table:table-cell table:style-name="ce5" table:formula="of:=[.J5]*(5*POWER(10;-6))*1000" office:value-type="float" office:value="8.026875" calcext:value-type="float">
            <text:p>8,03</text:p>
          </table:table-cell>
          <table:table-cell table:number-columns-repeated="2" table:style-name="ce6" office:value-type="float" office:value="8.026875" calcext:value-type="float">
            <text:p>8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ывок, м/с3</text:p>
          </table:table-cell>
          <table:table-cell/>
          <table:table-cell table:formula="of:=3.17*[.C26]" office:value-type="float" office:value="0.0000317" calcext:value-type="float">
            <text:p>0,0000317</text:p>
          </table:table-cell>
          <table:table-cell office:value-type="float" office:value="0.0209" calcext:value-type="float">
            <text:p>0,0209</text:p>
          </table:table-cell>
          <table:table-cell office:value-type="float" office:value="0.0189" calcext:value-type="float">
            <text:p>0,0189</text:p>
          </table:table-cell>
          <table:table-cell office:value-type="float" office:value="0.0155" calcext:value-type="float">
            <text:p>0,0155</text:p>
          </table:table-cell>
          <table:table-cell table:number-columns-repeated="2"/>
          <table:table-cell office:value-type="string" calcext:value-type="string">
            <text:p>L2OF</text:p>
          </table:table-cell>
          <table:table-cell table:formula="of:=1246+6*0.4375" office:value-type="float" office:value="1248.625" calcext:value-type="float">
            <text:p>1248,625</text:p>
          </table:table-cell>
          <table:table-cell table:formula="of:=[.J6]*[.C4]/1000000" office:value-type="float" office:value="1.01138625" calcext:value-type="float">
            <text:p>1,01138625</text:p>
          </table:table-cell>
          <table:table-cell table:style-name="ce2" table:formula="of:=[.D4]*1248.625*1000000/(3*100000000)/1000" office:value-type="float" office:value="36.4182291666667" calcext:value-type="float">
            <text:p>36,4182291667</text:p>
          </table:table-cell>
          <table:table-cell table:style-name="ce2" table:formula="of:=[.E4]*1248.625*1000000/(3*100000000)/1000" office:value-type="float" office:value="34.99895875" calcext:value-type="float">
            <text:p>34,99895875</text:p>
          </table:table-cell>
          <table:table-cell table:style-name="ce2" table:formula="of:=[.F4]*1248.625*1000000/(3*100000000)/1000" office:value-type="float" office:value="33.7378475" calcext:value-type="float">
            <text:p>33,7378475</text:p>
          </table:table-cell>
          <table:table-cell table:number-columns-repeated="2"/>
          <table:table-cell office:value-type="string" calcext:value-type="string">
            <text:p>L2OF</text:p>
          </table:table-cell>
          <table:table-cell table:formula="of:=2*([.K6]+[.P24])/[.P25]" office:value-type="float" office:value="36.045545" calcext:value-type="float">
            <text:p>36,045545</text:p>
          </table:table-cell>
          <table:table-cell table:style-name="ce3" table:formula="of:=2*([.L6]+[.X6])/[.Q25]" office:value-type="float" office:value="170.645416666667" calcext:value-type="float">
            <text:p>170,6</text:p>
          </table:table-cell>
          <table:table-cell table:style-name="ce3" table:formula="of:=2*([.M6]+[.Y6])/[.R25]" office:value-type="float" office:value="164.968335" calcext:value-type="float">
            <text:p>165,0</text:p>
          </table:table-cell>
          <table:table-cell table:style-name="ce3" table:formula="of:=2*([.N6]+[.Z6])/[.S25]" office:value-type="float" office:value="159.92389" calcext:value-type="float">
            <text:p>159,9</text:p>
          </table:table-cell>
          <table:table-cell/>
          <table:table-cell office:value-type="string" calcext:value-type="string">
            <text:p>L2OF</text:p>
          </table:table-cell>
          <table:table-cell table:style-name="ce5" table:formula="of:=[.J6]*(5*POWER(10;-6))*1000" office:value-type="float" office:value="6.243125" calcext:value-type="float">
            <text:p>6,24</text:p>
          </table:table-cell>
          <table:table-cell table:number-columns-repeated="2" office:value-type="float" office:value="6.243125" calcext:value-type="float">
            <text:p>6,24312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L1OC</text:p>
          </table:table-cell>
          <table:table-cell office:value-type="float" office:value="1600.995" calcext:value-type="float">
            <text:p>1600,995</text:p>
          </table:table-cell>
          <table:table-cell table:formula="of:=[.J7]*[.C4]/1000000" office:value-type="float" office:value="1.29680595" calcext:value-type="float">
            <text:p>1,29680595</text:p>
          </table:table-cell>
          <table:table-cell table:formula="of:=[.D4]*1600.995*1000000/(3*100000000)/1000" office:value-type="float" office:value="46.6956875" calcext:value-type="float">
            <text:p>46,6956875</text:p>
          </table:table-cell>
          <table:table-cell table:formula="of:=[.E4]*1600.995*1000000/(3*100000000)/1000" office:value-type="float" office:value="44.87588985" calcext:value-type="float">
            <text:p>44,87588985</text:p>
          </table:table-cell>
          <table:table-cell table:formula="of:=[.F4]*1600.995*1000000/(3*100000000)/1000" office:value-type="float" office:value="43.2588849" calcext:value-type="float">
            <text:p>43,2588849</text:p>
          </table:table-cell>
          <table:table-cell table:number-columns-repeated="2"/>
          <table:table-cell office:value-type="string" calcext:value-type="string">
            <text:p>L1OC</text:p>
          </table:table-cell>
          <table:table-cell table:formula="of:=2*([.K7]+[.P24])/[.P25]" office:value-type="float" office:value="37.1872238" calcext:value-type="float">
            <text:p>37,1872238</text:p>
          </table:table-cell>
          <table:table-cell table:style-name="ce3" table:formula="of:=2*([.L7]+[.X7])/[.Q25]" office:value-type="float" office:value="218.80265" calcext:value-type="float">
            <text:p>218,8</text:p>
          </table:table-cell>
          <table:table-cell table:style-name="ce3" table:formula="of:=2*([.M7]+[.Y7])/[.R25]" office:value-type="float" office:value="211.5035594" calcext:value-type="float">
            <text:p>211,5</text:p>
          </table:table-cell>
          <table:table-cell table:style-name="ce3" table:formula="of:=2*([.N7]+[.Z7])/[.S25]" office:value-type="float" office:value="205.0355396" calcext:value-type="float">
            <text:p>205,0</text:p>
          </table:table-cell>
          <table:table-cell/>
          <table:table-cell office:value-type="string" calcext:value-type="string">
            <text:p>L1OC</text:p>
          </table:table-cell>
          <table:table-cell table:style-name="ce5" table:formula="of:=[.J7]*(5*POWER(10;-6))*1000" office:value-type="float" office:value="8.004975" calcext:value-type="float">
            <text:p>8,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ГНСС</text:p>
          </table:table-cell>
          <table:table-cell office:value-type="string" calcext:value-type="string">
            <text:p>GPS</text:p>
          </table:table-cell>
          <table:table-cell table:number-columns-repeated="6"/>
          <table:table-cell office:value-type="string" calcext:value-type="string">
            <text:p>L2OC</text:p>
          </table:table-cell>
          <table:table-cell office:value-type="float" office:value="1248.06" calcext:value-type="float">
            <text:p>1248,06</text:p>
          </table:table-cell>
          <table:table-cell table:formula="of:=[.J8]*[.C4]/1000000" office:value-type="float" office:value="1.0109286" calcext:value-type="float">
            <text:p>1,0109286</text:p>
          </table:table-cell>
          <table:table-cell table:style-name="ce2" table:formula="of:=[.D4]*1248.06*1000000/(3*100000000)/1000" office:value-type="float" office:value="36.40175" calcext:value-type="float">
            <text:p>36,40175</text:p>
          </table:table-cell>
          <table:table-cell table:style-name="ce2" table:formula="of:=[.E4]*1248.06*1000000/(3*100000000)/1000" office:value-type="float" office:value="34.9831218" calcext:value-type="float">
            <text:p>34,9831218</text:p>
          </table:table-cell>
          <table:table-cell table:style-name="ce2" table:formula="of:=[.F4]*1248.06*1000000/(3*100000000)/1000" office:value-type="float" office:value="33.7225812" calcext:value-type="float">
            <text:p>33,7225812</text:p>
          </table:table-cell>
          <table:table-cell table:number-columns-repeated="2"/>
          <table:table-cell office:value-type="string" calcext:value-type="string">
            <text:p>L2OC</text:p>
          </table:table-cell>
          <table:table-cell table:formula="of:=2*([.K8]+[.P24])/[.P25]" office:value-type="float" office:value="36.0437144" calcext:value-type="float">
            <text:p>36,0437144</text:p>
          </table:table-cell>
          <table:table-cell table:style-name="ce3" table:formula="of:=2*([.L8]+[.X8])/[.Q25]" office:value-type="float" office:value="170.5682" calcext:value-type="float">
            <text:p>170,6</text:p>
          </table:table-cell>
          <table:table-cell table:style-name="ce3" table:formula="of:=2*([.M8]+[.Y8])/[.R25]" office:value-type="float" office:value="164.8924872" calcext:value-type="float">
            <text:p>164,9</text:p>
          </table:table-cell>
          <table:table-cell table:style-name="ce3" table:formula="of:=2*([.N8]+[.Z8])/[.S25]" office:value-type="float" office:value="159.8503248" calcext:value-type="float">
            <text:p>159,9</text:p>
          </table:table-cell>
          <table:table-cell/>
          <table:table-cell office:value-type="string" calcext:value-type="string">
            <text:p>L2OC</text:p>
          </table:table-cell>
          <table:table-cell table:style-name="ce5" table:formula="of:=[.J8]*(5*POWER(10;-6))*1000" office:value-type="float" office:value="6.2403" calcext:value-type="float">
            <text:p>6,24</text:p>
          </table:table-cell>
          <table:table-cell table:number-columns-repeated="2" office:value-type="float" office:value="6.24" calcext:value-type="float">
            <text:p>6,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орость, м/с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8673" calcext:value-type="float">
            <text:p>8673</text:p>
          </table:table-cell>
          <table:table-cell office:value-type="float" office:value="8281" calcext:value-type="float">
            <text:p>8281</text:p>
          </table:table-cell>
          <table:table-cell office:value-type="float" office:value="8132" calcext:value-type="float">
            <text:p>8132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Ускорение, м/с2</text:p>
          </table:table-cell>
          <table:table-cell/>
          <table:table-cell office:value-type="float" office:value="0.122" calcext:value-type="float">
            <text:p>0,122</text:p>
          </table:table-cell>
          <table:table-cell office:value-type="float" office:value="15.2" calcext:value-type="float">
            <text:p>15,2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,9</text:p>
          </table:table-cell>
          <table:table-cell table:number-columns-repeated="2"/>
          <table:table-cell office:value-type="string" calcext:value-type="string">
            <text:p>GPS</text:p>
          </table:table-cell>
          <table:table-cell table:number-columns-repeated="7"/>
          <table:table-cell office:value-type="string" calcext:value-type="string">
            <text:p>GPS</text:p>
          </table:table-cell>
          <table:table-cell/>
          <table:table-cell table:style-name="ce3" table:number-columns-repeated="3"/>
          <table:table-cell/>
          <table:table-cell office:value-type="string" calcext:value-type="string">
            <text:p>GPS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Рывок, м/с3</text:p>
          </table:table-cell>
          <table:table-cell/>
          <table:table-cell table:formula="of:=2.11*[.C26]" office:value-type="float" office:value="0.0000211" calcext:value-type="float">
            <text:p>0,00002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153" calcext:value-type="float">
            <text:p>0,0153</text:p>
          </table:table-cell>
          <table:table-cell table:number-columns-repeated="2"/>
          <table:table-cell office:value-type="string" calcext:value-type="string">
            <text:p>L1_CA</text:p>
          </table:table-cell>
          <table:table-cell office:value-type="float" office:value="1575.42" calcext:value-type="float">
            <text:p>1575,42</text:p>
          </table:table-cell>
          <table:table-cell table:formula="of:=[.J11]*[.C9]/1000000" office:value-type="float" office:value="1.0319001" calcext:value-type="float">
            <text:p>1,0319001</text:p>
          </table:table-cell>
          <table:table-cell table:formula="of:=[.D9]*1575.42*1000000/(3*100000000)/1000" office:value-type="float" office:value="45.5453922" calcext:value-type="float">
            <text:p>45,5453922</text:p>
          </table:table-cell>
          <table:table-cell table:formula="of:=[.E9]*1575.42*1000000/(3*100000000)/1000" office:value-type="float" office:value="43.4868434" calcext:value-type="float">
            <text:p>43,4868434</text:p>
          </table:table-cell>
          <table:table-cell table:formula="of:=[.F9]*1575.42*1000000/(3*100000000)/1000" office:value-type="float" office:value="42.7043848" calcext:value-type="float">
            <text:p>42,7043848</text:p>
          </table:table-cell>
          <table:table-cell table:number-columns-repeated="2"/>
          <table:table-cell office:value-type="string" calcext:value-type="string">
            <text:p>L1 CA</text:p>
          </table:table-cell>
          <table:table-cell table:formula="of:=2*([.K11]+[.P24])/[.P25]" office:value-type="float" office:value="36.1276004" calcext:value-type="float">
            <text:p>36,1276004</text:p>
          </table:table-cell>
          <table:table-cell table:style-name="ce3" table:formula="of:=2*([.L11]+[.X11])/[.Q25]" office:value-type="float" office:value="213.6899688" calcext:value-type="float">
            <text:p>213,7</text:p>
          </table:table-cell>
          <table:table-cell table:style-name="ce3" table:formula="of:=2*([.M11]+[.Y11])/[.R25]" office:value-type="float" office:value="205.4673736" calcext:value-type="float">
            <text:p>205,5</text:p>
          </table:table-cell>
          <table:table-cell table:style-name="ce3" table:formula="of:=2*([.N11]+[.Z11])/[.S25]" office:value-type="float" office:value="202.3375392" calcext:value-type="float">
            <text:p>202,3</text:p>
          </table:table-cell>
          <table:table-cell/>
          <table:table-cell office:value-type="string" calcext:value-type="string">
            <text:p>L1 CA</text:p>
          </table:table-cell>
          <table:table-cell table:style-name="ce5" table:formula="of:=[.J11]*(5*POWER(10;-6))*1000" office:value-type="float" office:value="7.8771" calcext:value-type="float">
            <text:p>7,88</text:p>
          </table:table-cell>
          <table:table-cell table:number-columns-repeated="2" office:value-type="float" office:value="7.88" calcext:value-type="float">
            <text:p>7,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L2C</text:p>
          </table:table-cell>
          <table:table-cell office:value-type="float" office:value="1227.6" calcext:value-type="float">
            <text:p>1227,6</text:p>
          </table:table-cell>
          <table:table-cell table:formula="of:=[.J12]*[.C9]/1000000" office:value-type="float" office:value="0.804078" calcext:value-type="float">
            <text:p>0,804078</text:p>
          </table:table-cell>
          <table:table-cell table:style-name="ce2" table:formula="of:=[.D9]*1227.6*1000000/(3*100000000)/1000" office:value-type="float" office:value="35.489916" calcext:value-type="float">
            <text:p>35,489916</text:p>
          </table:table-cell>
          <table:table-cell table:style-name="ce2" table:formula="of:=[.E9]*1227.6*1000000/(3*100000000)/1000" office:value-type="float" office:value="33.885852" calcext:value-type="float">
            <text:p>33,885852</text:p>
          </table:table-cell>
          <table:table-cell table:style-name="ce2" table:formula="of:=[.F9]*1227.6*1000000/(3*100000000)/1000" office:value-type="float" office:value="33.276144" calcext:value-type="float">
            <text:p>33,276144</text:p>
          </table:table-cell>
          <table:table-cell table:number-columns-repeated="2"/>
          <table:table-cell office:value-type="string" calcext:value-type="string">
            <text:p>L2C</text:p>
          </table:table-cell>
          <table:table-cell table:formula="of:=2*([.K12]+[.P24])/[.P25]" office:value-type="float" office:value="35.216312" calcext:value-type="float">
            <text:p>35,216312</text:p>
          </table:table-cell>
          <table:table-cell table:style-name="ce3" table:formula="of:=2*([.L12]+[.X12])/[.Q25]" office:value-type="float" office:value="166.511664" calcext:value-type="float">
            <text:p>166,5</text:p>
          </table:table-cell>
          <table:table-cell table:style-name="ce3" table:formula="of:=2*([.M12]+[.Y12])/[.R25]" office:value-type="float" office:value="160.103408" calcext:value-type="float">
            <text:p>160,1</text:p>
          </table:table-cell>
          <table:table-cell table:style-name="ce3" table:formula="of:=2*([.N12]+[.Z12])/[.S25]" office:value-type="float" office:value="157.664576" calcext:value-type="float">
            <text:p>157,7</text:p>
          </table:table-cell>
          <table:table-cell/>
          <table:table-cell office:value-type="string" calcext:value-type="string">
            <text:p>L2C</text:p>
          </table:table-cell>
          <table:table-cell table:style-name="ce5" table:formula="of:=[.J12]*(5*POWER(10;-6))*1000" office:value-type="float" office:value="6.138" calcext:value-type="float">
            <text:p>6,14</text:p>
          </table:table-cell>
          <table:table-cell table:number-columns-repeated="2" office:value-type="float" office:value="6.14" calcext:value-type="float">
            <text:p>6,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ГНСС</text:p>
          </table:table-cell>
          <table:table-cell office:value-type="string" calcext:value-type="string">
            <text:p>GALILEO</text:p>
          </table:table-cell>
          <table:table-cell office:value-type="float" office:value="539" calcext:value-type="float">
            <text:p>539</text:p>
          </table:table-cell>
          <table:table-cell office:value-type="float" office:value="8282" calcext:value-type="float">
            <text:p>8282</text:p>
          </table:table-cell>
          <table:table-cell office:value-type="float" office:value="7958" calcext:value-type="float">
            <text:p>7958</text:p>
          </table:table-cell>
          <table:table-cell office:value-type="float" office:value="7741" calcext:value-type="float">
            <text:p>7741</text:p>
          </table:table-cell>
          <table:table-cell table:number-columns-repeated="12"/>
          <table:table-cell table:style-name="ce3" table:number-columns-repeated="3"/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Скорость, м/с</text:p>
          </table:table-cell>
          <table:table-cell/>
          <table:table-cell office:value-type="float" office:value="0.0875" calcext:value-type="float">
            <text:p>0,0875</text:p>
          </table:table-cell>
          <table:table-cell office:value-type="float" office:value="13.4" calcext:value-type="float">
            <text:p>13,4</text:p>
          </table:table-cell>
          <table:table-cell office:value-type="float" office:value="12.5" calcext:value-type="float">
            <text:p>12,5</text:p>
          </table:table-cell>
          <table:table-cell office:value-type="float" office:value="11.4" calcext:value-type="float">
            <text:p>11,4</text:p>
          </table:table-cell>
          <table:table-cell table:number-columns-repeated="2"/>
          <table:table-cell office:value-type="string" calcext:value-type="string">
            <text:p>GALILEO</text:p>
          </table:table-cell>
          <table:table-cell table:number-columns-repeated="7"/>
          <table:table-cell office:value-type="string" calcext:value-type="string">
            <text:p>GALILEO</text:p>
          </table:table-cell>
          <table:table-cell/>
          <table:table-cell table:style-name="ce3" table:number-columns-repeated="3"/>
          <table:table-cell/>
          <table:table-cell office:value-type="string" calcext:value-type="string">
            <text:p>GALILEO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Ускорение, м/с2</text:p>
          </table:table-cell>
          <table:table-cell/>
          <table:table-cell table:formula="of:=1.44*[.C26]" office:value-type="float" office:value="0.0000144" calcext:value-type="float">
            <text:p>0,000014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27" calcext:value-type="float">
            <text:p>0,0127</text:p>
          </table:table-cell>
          <table:table-cell table:number-columns-repeated="2"/>
          <table:table-cell office:value-type="string" calcext:value-type="string">
            <text:p>L1_E1BC</text:p>
          </table:table-cell>
          <table:table-cell office:value-type="float" office:value="1575.42" calcext:value-type="float">
            <text:p>1575,42</text:p>
          </table:table-cell>
          <table:table-cell table:formula="of:=[.J15]*[.C13]/1000000" office:value-type="float" office:value="0.84915138" calcext:value-type="float">
            <text:p>0,84915138</text:p>
          </table:table-cell>
          <table:table-cell table:style-name="ce2" table:formula="of:=[.D13]*1575.42*1000000/(3*100000000)/1000" office:value-type="float" office:value="43.4920948" calcext:value-type="float">
            <text:p>43,4920948</text:p>
          </table:table-cell>
          <table:table-cell table:style-name="ce2" table:formula="of:=[.E13]*1575.42*1000000/(3*100000000)/1000" office:value-type="float" office:value="41.7906412" calcext:value-type="float">
            <text:p>41,7906412</text:p>
          </table:table-cell>
          <table:table-cell table:style-name="ce2" table:formula="of:=[.F13]*1575.42*1000000/(3*100000000)/1000" office:value-type="float" office:value="40.6510874" calcext:value-type="float">
            <text:p>40,6510874</text:p>
          </table:table-cell>
          <table:table-cell table:number-columns-repeated="2"/>
          <table:table-cell office:value-type="string" calcext:value-type="string">
            <text:p>L1_E1BC</text:p>
          </table:table-cell>
          <table:table-cell table:formula="of:=2*([.K15]+[.P24])/[.P25]" office:value-type="float" office:value="35.39660552" calcext:value-type="float">
            <text:p>35,39660552</text:p>
          </table:table-cell>
          <table:table-cell table:style-name="ce3" table:formula="of:=2*([.L15]+[.X15])/[.Q25]" office:value-type="float" office:value="205.4767792" calcext:value-type="float">
            <text:p>205,5</text:p>
          </table:table-cell>
          <table:table-cell table:style-name="ce3" table:formula="of:=2*([.M15]+[.Y15])/[.R25]" office:value-type="float" office:value="198.6825648" calcext:value-type="float">
            <text:p>198,7</text:p>
          </table:table-cell>
          <table:table-cell table:style-name="ce3" table:formula="of:=2*([.N15]+[.Z15])/[.S25]" office:value-type="float" office:value="194.1243496" calcext:value-type="float">
            <text:p>194,1</text:p>
          </table:table-cell>
          <table:table-cell/>
          <table:table-cell office:value-type="string" calcext:value-type="string">
            <text:p>L1_E1BC</text:p>
          </table:table-cell>
          <table:table-cell table:style-name="ce5" table:formula="of:=[.J15]*(5*POWER(10;-6))*1000" office:value-type="float" office:value="7.8771" calcext:value-type="float">
            <text:p>7,88</text:p>
          </table:table-cell>
          <table:table-cell table:number-columns-repeated="2" office:value-type="float" office:value="7.88" calcext:value-type="float">
            <text:p>7,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ывок, м/с3</text:p>
          </table:table-cell>
          <table:table-cell table:number-columns-repeated="7"/>
          <table:table-cell office:value-type="string" calcext:value-type="string">
            <text:p>L3_E5B</text:p>
          </table:table-cell>
          <table:table-cell office:value-type="float" office:value="1207.14" calcext:value-type="float">
            <text:p>1207,14</text:p>
          </table:table-cell>
          <table:table-cell table:formula="of:=[.J16]*[.C13]/1000000" office:value-type="float" office:value="0.65064846" calcext:value-type="float">
            <text:p>0,65064846</text:p>
          </table:table-cell>
          <table:table-cell table:style-name="ce2" table:formula="of:=[.D13]*1207.14*1000000/(3*100000000)/1000" office:value-type="float" office:value="33.3251116" calcext:value-type="float">
            <text:p>33,3251116</text:p>
          </table:table-cell>
          <table:table-cell table:style-name="ce2" table:formula="of:=[.E13]*1207.14*1000000/(3*100000000)/1000" office:value-type="float" office:value="32.0214004" calcext:value-type="float">
            <text:p>32,0214004</text:p>
          </table:table-cell>
          <table:table-cell table:style-name="ce2" table:formula="of:=[.F13]*1207.14*1000000/(3*100000000)/1000" office:value-type="float" office:value="31.1482358" calcext:value-type="float">
            <text:p>31,1482358</text:p>
          </table:table-cell>
          <table:table-cell table:number-columns-repeated="2"/>
          <table:table-cell office:value-type="string" calcext:value-type="string">
            <text:p>L3_E5B</text:p>
          </table:table-cell>
          <table:table-cell table:formula="of:=2*([.K16]+[.P24])/[.P25]" office:value-type="float" office:value="34.60259384" calcext:value-type="float">
            <text:p>34,60259384</text:p>
          </table:table-cell>
          <table:table-cell table:style-name="ce3" table:formula="of:=2*([.L16]+[.X16])/[.Q25]" office:value-type="float" office:value="157.4432464" calcext:value-type="float">
            <text:p>157,4</text:p>
          </table:table-cell>
          <table:table-cell table:style-name="ce3" table:formula="of:=2*([.M16]+[.Y16])/[.R25]" office:value-type="float" office:value="152.2456016" calcext:value-type="float">
            <text:p>152,2</text:p>
          </table:table-cell>
          <table:table-cell table:style-name="ce3" table:formula="of:=2*([.N16]+[.Z16])/[.S25]" office:value-type="float" office:value="148.7529432" calcext:value-type="float">
            <text:p>148,8</text:p>
          </table:table-cell>
          <table:table-cell/>
          <table:table-cell office:value-type="string" calcext:value-type="string">
            <text:p>L3_E5B</text:p>
          </table:table-cell>
          <table:table-cell table:style-name="ce5" table:formula="of:=[.J16]*(5*POWER(10;-6))*1000" office:value-type="float" office:value="6.0357" calcext:value-type="float">
            <text:p>6,04</text:p>
          </table:table-cell>
          <table:table-cell table:number-columns-repeated="2" office:value-type="float" office:value="6.04" calcext:value-type="float">
            <text:p>6,04</text:p>
          </table:table-cell>
          <table:table-cell table:number-columns-repeated="7"/>
        </table:table-row>
        <table:table-row table:style-name="ro1">
          <table:table-cell table:number-columns-repeated="18"/>
          <table:table-cell table:style-name="ce3" table:number-columns-repeated="3"/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ГНСС</text:p>
          </table:table-cell>
          <table:table-cell office:value-type="string" calcext:value-type="string">
            <text:p>BEIDOU</text:p>
          </table:table-cell>
          <table:table-cell table:number-columns-repeated="6"/>
          <table:table-cell office:value-type="string" calcext:value-type="string">
            <text:p>BEIDOU</text:p>
          </table:table-cell>
          <table:table-cell table:number-columns-repeated="7"/>
          <table:table-cell office:value-type="string" calcext:value-type="string">
            <text:p>BEIDOU</text:p>
          </table:table-cell>
          <table:table-cell/>
          <table:table-cell table:style-name="ce3" table:number-columns-repeated="3"/>
          <table:table-cell/>
          <table:table-cell office:value-type="string" calcext:value-type="string">
            <text:p>BEIDOU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Скорость, м/с</text:p>
          </table:table-cell>
          <table:table-cell table:number-columns-repeated="2"/>
          <table:table-cell office:value-type="float" office:value="8514" calcext:value-type="float">
            <text:p>8514</text:p>
          </table:table-cell>
          <table:table-cell office:value-type="float" office:value="8129" calcext:value-type="float">
            <text:p>8129</text:p>
          </table:table-cell>
          <table:table-cell office:value-type="float" office:value="7982" calcext:value-type="float">
            <text:p>7982</text:p>
          </table:table-cell>
          <table:table-cell table:number-columns-repeated="2"/>
          <table:table-cell office:value-type="string" calcext:value-type="string">
            <text:p>L1_B1I</text:p>
          </table:table-cell>
          <table:table-cell office:value-type="float" office:value="1561.098" calcext:value-type="float">
            <text:p>1561,098</text:p>
          </table:table-cell>
          <table:table-cell/>
          <table:table-cell table:formula="of:=[.D19]*1561.098*1000000/(3*100000000)/1000" office:value-type="float" office:value="44.30396124" calcext:value-type="float">
            <text:p>44,30396124</text:p>
          </table:table-cell>
          <table:table-cell table:formula="of:=[.E19]*1561.098*1000000/(3*100000000)/1000" office:value-type="float" office:value="42.30055214" calcext:value-type="float">
            <text:p>42,30055214</text:p>
          </table:table-cell>
          <table:table-cell table:formula="of:=[.F19]*1561.098*1000000/(3*100000000)/1000" office:value-type="float" office:value="41.53561412" calcext:value-type="float">
            <text:p>41,53561412</text:p>
          </table:table-cell>
          <table:table-cell table:number-columns-repeated="2"/>
          <table:table-cell office:value-type="string" calcext:value-type="string">
            <text:p>L1_B1I</text:p>
          </table:table-cell>
          <table:table-cell/>
          <table:table-cell table:style-name="ce3" table:formula="of:=2*([.L19]+[.X19])/[.P25]" office:value-type="float" office:value="208.43780496" calcext:value-type="float">
            <text:p>208,4</text:p>
          </table:table-cell>
          <table:table-cell table:style-name="ce3" table:formula="of:=2*([.M19]+[.Y19])/[.Q25]" office:value-type="float" office:value="200.44220856" calcext:value-type="float">
            <text:p>200,4</text:p>
          </table:table-cell>
          <table:table-cell table:style-name="ce3" table:formula="of:=2*([.N19]+[.Z19])/[.R25]" office:value-type="float" office:value="197.38245648" calcext:value-type="float">
            <text:p>197,4</text:p>
          </table:table-cell>
          <table:table-cell/>
          <table:table-cell office:value-type="string" calcext:value-type="string">
            <text:p>L1_B1I</text:p>
          </table:table-cell>
          <table:table-cell table:style-name="ce5" table:formula="of:=[.J19]*(5*POWER(10;-6))*1000" office:value-type="float" office:value="7.80549" calcext:value-type="float">
            <text:p>7,81</text:p>
          </table:table-cell>
          <table:table-cell table:number-columns-repeated="2" office:value-type="float" office:value="7.81" calcext:value-type="float">
            <text:p>7,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Ускорение, м/с2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office:value-type="float" office:value="13.4" calcext:value-type="float">
            <text:p>13,4</text:p>
          </table:table-cell>
          <table:table-cell office:value-type="float" office:value="12.3" calcext:value-type="float">
            <text:p>12,3</text:p>
          </table:table-cell>
          <table:table-cell table:number-columns-repeated="2"/>
          <table:table-cell office:value-type="string" calcext:value-type="string">
            <text:p>L3_B2I</text:p>
          </table:table-cell>
          <table:table-cell office:value-type="float" office:value="1207.14" calcext:value-type="float">
            <text:p>1207,14</text:p>
          </table:table-cell>
          <table:table-cell/>
          <table:table-cell table:style-name="ce2" table:formula="of:=[.D19]*1207.14*1000000/(3*100000000)/1000" office:value-type="float" office:value="34.2586332" calcext:value-type="float">
            <text:p>34,2586332</text:p>
          </table:table-cell>
          <table:table-cell table:style-name="ce2" table:formula="of:=[.E19]*1207.14*1000000/(3*100000000)/1000" office:value-type="float" office:value="32.7094702" calcext:value-type="float">
            <text:p>32,7094702</text:p>
          </table:table-cell>
          <table:table-cell table:style-name="ce2" table:formula="of:=[.F19]*1207.14*1000000/(3*100000000)/1000" office:value-type="float" office:value="32.1179716" calcext:value-type="float">
            <text:p>32,1179716</text:p>
          </table:table-cell>
          <table:table-cell table:number-columns-repeated="2"/>
          <table:table-cell office:value-type="string" calcext:value-type="string">
            <text:p>L3_B2I</text:p>
          </table:table-cell>
          <table:table-cell/>
          <table:table-cell table:style-name="ce3" table:formula="of:=2*([.L20]+[.X20])/[.P25]" office:value-type="float" office:value="161.1773328" calcext:value-type="float">
            <text:p>161,2</text:p>
          </table:table-cell>
          <table:table-cell table:style-name="ce3" table:formula="of:=2*([.M20]+[.Y20])/[.Q25]" office:value-type="float" office:value="154.9978808" calcext:value-type="float">
            <text:p>155,0</text:p>
          </table:table-cell>
          <table:table-cell table:style-name="ce3" table:formula="of:=2*([.N20]+[.Z20])/[.R25]" office:value-type="float" office:value="152.6318864" calcext:value-type="float">
            <text:p>152,6</text:p>
          </table:table-cell>
          <table:table-cell/>
          <table:table-cell office:value-type="string" calcext:value-type="string">
            <text:p>L3_B2I</text:p>
          </table:table-cell>
          <table:table-cell table:style-name="ce5" table:formula="of:=[.J20]*(5*POWER(10;-6))*1000" office:value-type="float" office:value="6.0357" calcext:value-type="float">
            <text:p>6,04</text:p>
          </table:table-cell>
          <table:table-cell table:number-columns-repeated="2" office:value-type="float" office:value="6.04" calcext:value-type="float">
            <text:p>6,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ывок, м/с3</text:p>
          </table:table-cell>
          <table:table-cell table:number-columns-repeated="2"/>
          <table:table-cell office:value-type="float" office:value="0.0184" calcext:value-type="float">
            <text:p>0,0184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14" calcext:value-type="float">
            <text:p>0,014</text:p>
          </table:table-cell>
          <table:table-cell table:number-columns-repeated="27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14"/>
          <table:table-cell office:value-type="string" calcext:value-type="string">
            <text:p>Максимальное смещение ОГ, кГц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string" calcext:value-type="string">
            <text:p>Шаг анализа по частоте, кГц</text:p>
          </table:table-cell>
          <table:table-cell table:number-columns-repeated="4"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10 в степени -5</text:p>
          </table:table-cell>
          <table:table-cell table:style-name="ce1" table:formula="of:=POWER(10;-5)" office:value-type="float" office:value="0.00001" calcext:value-type="float">
            <text:p>0,00</text:p>
          </table:table-cell>
          <table:table-cell table:number-columns-repeated="30"/>
        </table:table-row>
        <table:table-row table:style-name="ro1">
          <table:table-cell table:number-columns-repeated="18"/>
          <table:table-cell office:value-type="string" calcext:value-type="string" table:number-columns-spanned="4" table:number-rows-spanned="1">
            <text:p>Кол-во точек анализа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ГНСС</text:p>
          </table:table-cell>
          <table:table-cell office:value-type="string" calcext:value-type="string">
            <text:p>Сигнал</text:p>
          </table:table-cell>
          <table:table-cell office:value-type="string" calcext:value-type="string" table:number-columns-spanned="2" table:number-rows-spanned="1">
            <text:p>Кол-во шагов ББП при анализе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ГНСС</text:p>
          </table:table-cell>
          <table:table-cell office:value-type="string" calcext:value-type="string">
            <text:p>Сигнал</text:p>
          </table:table-cell>
          <table:table-cell office:value-type="string" calcext:value-type="string">
            <text:p>Длина кода, символы</text:p>
          </table:table-cell>
          <table:table-cell office:value-type="string" calcext:value-type="string">
            <text:p>Км</text:p>
          </table:table-cell>
          <table:table-cell office:value-type="string" calcext:value-type="string">
            <text:p>Длина кода, элементы</text:p>
          </table:table-cell>
          <table:table-cell office:value-type="string" calcext:value-type="string">
            <text:p>Общее количество шагов анализа</text:p>
          </table:table-cell>
          <table:table-cell table:number-columns-repeated="2"/>
          <table:table-cell office:value-type="string" calcext:value-type="string">
            <text:p>ГНСС</text:p>
          </table:table-cell>
          <table:table-cell office:value-type="string" calcext:value-type="string">
            <text:p>Сигнал</text:p>
          </table:table-cell>
          <table:table-cell office:value-type="string" calcext:value-type="string">
            <text:p>По частоте</text:p>
          </table:table-cell>
          <table:table-cell office:value-type="string" calcext:value-type="string">
            <text:p>По задержке</text:p>
          </table:table-cell>
          <table:table-cell office:value-type="string" calcext:value-type="string">
            <text:p>по НКА</text:p>
          </table:table-cell>
          <table:table-cell office:value-type="string" calcext:value-type="string">
            <text:p>Общее</text:p>
          </table:table-cell>
          <table:table-cell office:value-type="string" calcext:value-type="string">
            <text:p>Очередь</text:p>
          </table:table-cell>
          <table:table-cell table:number-columns-repeated="2"/>
          <table:table-cell office:value-type="string" calcext:value-type="string">
            <text:p>в очереди</text:p>
          </table:table-cell>
          <table:table-cell office:value-type="string" calcext:value-type="string">
            <text:p>По частоте</text:p>
          </table:table-cell>
          <table:table-cell office:value-type="string" calcext:value-type="string">
            <text:p>ПО задержке</text:p>
          </table:table-cell>
          <table:table-cell office:value-type="string" calcext:value-type="string">
            <text:p>Время, с</text:p>
          </table:table-cell>
          <table:table-cell office:value-type="string" calcext:value-type="string">
            <text:p>Тнк, с</text:p>
          </table:table-cell>
          <table:table-cell office:value-type="string" calcext:value-type="string">
            <text:p>Кол-во корреляторов в ББП</text:p>
          </table:table-cell>
          <table:table-cell office:value-type="string" calcext:value-type="string">
            <text:p>НКА</text:p>
          </table:table-cell>
          <table:table-cell office:value-type="string" calcext:value-type="string">
            <text:p>Время по все НКА, с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ГЛОНАСС</text:p>
          </table:table-cell>
          <table:table-cell office:value-type="string" calcext:value-type="string">
            <text:p>L1OF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formula="of:=[.K29]*[.L29]" office:value-type="float" office:value="511" calcext:value-type="float">
            <text:p>511</text:p>
          </table:table-cell>
          <table:table-cell table:formula="of:=2*[.M29]" office:value-type="float" office:value="1022" calcext:value-type="float">
            <text:p>1022</text:p>
          </table:table-cell>
          <table:table-cell table:number-columns-repeated="2"/>
          <table:table-cell office:value-type="string" calcext:value-type="string">
            <text:p>ГЛОНАСС</text:p>
          </table:table-cell>
          <table:table-cell office:value-type="string" calcext:value-type="string">
            <text:p>L1OF</text:p>
          </table:table-cell>
          <table:table-cell office:value-type="float" office:value="220" calcext:value-type="float">
            <text:p>220</text:p>
          </table:table-cell>
          <table:table-cell table:formula="of:=[.N29]" office:value-type="float" office:value="1022" calcext:value-type="float">
            <text:p>1022</text:p>
          </table:table-cell>
          <table:table-cell office:value-type="float" office:value="14" calcext:value-type="float">
            <text:p>14</text:p>
          </table:table-cell>
          <table:table-cell table:formula="of:=[.S29]*[.T29]*[.U29]" office:value-type="float" office:value="3147760" calcext:value-type="float">
            <text:p>3147760</text:p>
          </table:table-cell>
          <table:table-cell table:style-name="ce4"/>
          <table:table-cell/>
          <table:table-cell office:value-type="string" calcext:value-type="string">
            <text:p>ГЛОНАСС</text:p>
          </table:table-cell>
          <table:table-cell office:value-type="string" calcext:value-type="string">
            <text:p>L2OF</text:p>
          </table:table-cell>
          <table:table-cell office:value-type="float" office:value="178" calcext:value-type="float">
            <text:p>178</text:p>
          </table:table-cell>
          <table:table-cell office:value-type="float" office:value="1022" calcext:value-type="float">
            <text:p>1022</text:p>
          </table:table-cell>
          <table:table-cell table:style-name="ce6" table:formula="of:=[.AD29]*[.AB29]*[.AA29]/[.AE29]" office:value-type="float" office:value="1.7765234375" calcext:value-type="float">
            <text:p>1,78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table:style-name="ce6" table:formula="of:=[.AC29]*[.AF29]" office:value-type="float" office:value="24.871328125" calcext:value-type="float">
            <text:p>24,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1OCd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table:formula="of:=[.K30]*[.L30]" office:value-type="float" office:value="2046" calcext:value-type="float">
            <text:p>2046</text:p>
          </table:table-cell>
          <table:table-cell table:formula="of:=2*[.M30]" office:value-type="float" office:value="4092" calcext:value-type="float">
            <text:p>4092</text:p>
          </table:table-cell>
          <table:table-cell table:number-columns-repeated="3"/>
          <table:table-cell office:value-type="string" calcext:value-type="string">
            <text:p>L1OCd</text:p>
          </table:table-cell>
          <table:table-cell office:value-type="float" office:value="219" calcext:value-type="float">
            <text:p>219</text:p>
          </table:table-cell>
          <table:table-cell table:formula="of:=[.N30]" office:value-type="float" office:value="4092" calcext:value-type="float">
            <text:p>4092</text:p>
          </table:table-cell>
          <table:table-cell office:value-type="float" office:value="24" calcext:value-type="float">
            <text:p>24</text:p>
          </table:table-cell>
          <table:table-cell table:formula="of:=[.S30]*[.T30]*[.U30]" office:value-type="float" office:value="21507552" calcext:value-type="float">
            <text:p>21507552</text:p>
          </table:table-cell>
          <table:table-cell table:number-columns-repeated="3"/>
          <table:table-cell office:value-type="string" calcext:value-type="string">
            <text:p>L1OF</text:p>
          </table:table-cell>
          <table:table-cell office:value-type="float" office:value="220" calcext:value-type="float">
            <text:p>220</text:p>
          </table:table-cell>
          <table:table-cell office:value-type="float" office:value="1022" calcext:value-type="float">
            <text:p>1022</text:p>
          </table:table-cell>
          <table:table-cell table:style-name="ce6" table:formula="of:=[.AD30]*[.AB30]*[.AA30]/[.AE30]" office:value-type="float" office:value="2.195703125" calcext:value-type="float">
            <text:p>2,20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table:style-name="ce6" table:formula="of:=[.AC30]*[.AF30]" office:value-type="float" office:value="30.73984375" calcext:value-type="float">
            <text:p>30,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1OCp</text:p>
          </table:table-cell>
          <table:table-cell office:value-type="float" office:value="4092" calcext:value-type="float">
            <text:p>4092</text:p>
          </table:table-cell>
          <table:table-cell office:value-type="float" office:value="4" calcext:value-type="float">
            <text:p>4</text:p>
          </table:table-cell>
          <table:table-cell table:formula="of:=[.K31]*[.L31]" office:value-type="float" office:value="16368" calcext:value-type="float">
            <text:p>16368</text:p>
          </table:table-cell>
          <table:table-cell table:formula="of:=2*[.M31]" office:value-type="float" office:value="32736" calcext:value-type="float">
            <text:p>32736</text:p>
          </table:table-cell>
          <table:table-cell table:number-columns-repeated="3"/>
          <table:table-cell office:value-type="string" calcext:value-type="string">
            <text:p>L1OCp</text:p>
          </table:table-cell>
          <table:table-cell office:value-type="float" office:value="219" calcext:value-type="float">
            <text:p>219</text:p>
          </table:table-cell>
          <table:table-cell table:formula="of:=[.N31]" office:value-type="float" office:value="32736" calcext:value-type="float">
            <text:p>32736</text:p>
          </table:table-cell>
          <table:table-cell office:value-type="float" office:value="24" calcext:value-type="float">
            <text:p>24</text:p>
          </table:table-cell>
          <table:table-cell table:formula="of:=[.S31]*[.T31]*[.U31]" office:value-type="float" office:value="172060416" calcext:value-type="float">
            <text:p>172060416</text:p>
          </table:table-cell>
          <table:table-cell table:number-columns-repeated="3"/>
          <table:table-cell office:value-type="string" calcext:value-type="string">
            <text:p>L2OCd</text:p>
          </table:table-cell>
          <table:table-cell office:value-type="float" office:value="178" calcext:value-type="float">
            <text:p>178</text:p>
          </table:table-cell>
          <table:table-cell office:value-type="float" office:value="4092" calcext:value-type="float">
            <text:p>4092</text:p>
          </table:table-cell>
          <table:table-cell table:style-name="ce6" table:formula="of:=[.AD31]*[.AB31]*[.AA31]/[.AE31]" office:value-type="float" office:value="7.113046875" calcext:value-type="float">
            <text:p>7,11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table:style-name="ce6" table:formula="of:=[.AC31]*[.AF31]" office:value-type="float" office:value="170.713125" calcext:value-type="float">
            <text:p>170,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2OF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formula="of:=[.K32]*[.L32]" office:value-type="float" office:value="511" calcext:value-type="float">
            <text:p>511</text:p>
          </table:table-cell>
          <table:table-cell table:formula="of:=2*[.M32]" office:value-type="float" office:value="1022" calcext:value-type="float">
            <text:p>1022</text:p>
          </table:table-cell>
          <table:table-cell table:number-columns-repeated="3"/>
          <table:table-cell office:value-type="string" calcext:value-type="string">
            <text:p>L2OF</text:p>
          </table:table-cell>
          <table:table-cell office:value-type="float" office:value="171" calcext:value-type="float">
            <text:p>171</text:p>
          </table:table-cell>
          <table:table-cell table:formula="of:=[.N32]" office:value-type="float" office:value="1022" calcext:value-type="float">
            <text:p>1022</text:p>
          </table:table-cell>
          <table:table-cell office:value-type="float" office:value="14" calcext:value-type="float">
            <text:p>14</text:p>
          </table:table-cell>
          <table:table-cell table:formula="of:=[.S32]*[.T32]*[.U32]" office:value-type="float" office:value="2446668" calcext:value-type="float">
            <text:p>2446668</text:p>
          </table:table-cell>
          <table:table-cell table:number-columns-repeated="3"/>
          <table:table-cell office:value-type="string" calcext:value-type="string">
            <text:p>L1OCd</text:p>
          </table:table-cell>
          <table:table-cell office:value-type="float" office:value="219" calcext:value-type="float">
            <text:p>219</text:p>
          </table:table-cell>
          <table:table-cell office:value-type="float" office:value="4092" calcext:value-type="float">
            <text:p>4092</text:p>
          </table:table-cell>
          <table:table-cell table:style-name="ce6" table:formula="of:=[.AD32]*[.AB32]*[.AA32]/[.AE32]" office:value-type="float" office:value="8.751445312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table:style-name="ce6" table:formula="of:=[.AC32]*[.AF32]" office:value-type="float" office:value="210.0346875" calcext:value-type="float">
            <text:p>210,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2OCd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table:formula="of:=[.K33]*[.L33]" office:value-type="float" office:value="2046" calcext:value-type="float">
            <text:p>2046</text:p>
          </table:table-cell>
          <table:table-cell table:formula="of:=2*[.M33]" office:value-type="float" office:value="4092" calcext:value-type="float">
            <text:p>4092</text:p>
          </table:table-cell>
          <table:table-cell table:number-columns-repeated="3"/>
          <table:table-cell office:value-type="string" calcext:value-type="string">
            <text:p>L2OCd</text:p>
          </table:table-cell>
          <table:table-cell office:value-type="float" office:value="171" calcext:value-type="float">
            <text:p>171</text:p>
          </table:table-cell>
          <table:table-cell table:formula="of:=[.N33]" office:value-type="float" office:value="4092" calcext:value-type="float">
            <text:p>4092</text:p>
          </table:table-cell>
          <table:table-cell office:value-type="float" office:value="24" calcext:value-type="float">
            <text:p>24</text:p>
          </table:table-cell>
          <table:table-cell table:formula="of:=[.S33]*[.T33]*[.U33]" office:value-type="float" office:value="16793568" calcext:value-type="float">
            <text:p>16793568</text:p>
          </table:table-cell>
          <table:table-cell table:number-columns-repeated="3"/>
          <table:table-cell office:value-type="string" calcext:value-type="string">
            <text:p>L2OCp</text:p>
          </table:table-cell>
          <table:table-cell office:value-type="float" office:value="178" calcext:value-type="float">
            <text:p>178</text:p>
          </table:table-cell>
          <table:table-cell office:value-type="float" office:value="32736" calcext:value-type="float">
            <text:p>32736</text:p>
          </table:table-cell>
          <table:table-cell table:style-name="ce6" table:formula="of:=[.AD33]*[.AB33]*[.AA33]/[.AE33]" office:value-type="float" office:value="56.904375" calcext:value-type="float">
            <text:p>56,90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table:style-name="ce6" table:formula="of:=[.AC33]*[.AF33]" office:value-type="float" office:value="1365.705" calcext:value-type="float">
            <text:p>1365,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2OCp</text:p>
          </table:table-cell>
          <table:table-cell office:value-type="float" office:value="4092" calcext:value-type="float">
            <text:p>4092</text:p>
          </table:table-cell>
          <table:table-cell office:value-type="float" office:value="4" calcext:value-type="float">
            <text:p>4</text:p>
          </table:table-cell>
          <table:table-cell table:formula="of:=[.K34]*[.L34]" office:value-type="float" office:value="16368" calcext:value-type="float">
            <text:p>16368</text:p>
          </table:table-cell>
          <table:table-cell table:formula="of:=2*[.M34]" office:value-type="float" office:value="32736" calcext:value-type="float">
            <text:p>32736</text:p>
          </table:table-cell>
          <table:table-cell table:number-columns-repeated="3"/>
          <table:table-cell office:value-type="string" calcext:value-type="string">
            <text:p>L2OCp</text:p>
          </table:table-cell>
          <table:table-cell office:value-type="float" office:value="171" calcext:value-type="float">
            <text:p>171</text:p>
          </table:table-cell>
          <table:table-cell table:formula="of:=[.N34]" office:value-type="float" office:value="32736" calcext:value-type="float">
            <text:p>32736</text:p>
          </table:table-cell>
          <table:table-cell office:value-type="float" office:value="24" calcext:value-type="float">
            <text:p>24</text:p>
          </table:table-cell>
          <table:table-cell table:formula="of:=[.S34]*[.T34]*[.U34]" office:value-type="float" office:value="134348544" calcext:value-type="float">
            <text:p>134348544</text:p>
          </table:table-cell>
          <table:table-cell table:number-columns-repeated="3"/>
          <table:table-cell office:value-type="string" calcext:value-type="string">
            <text:p>L1OCp</text:p>
          </table:table-cell>
          <table:table-cell office:value-type="float" office:value="219" calcext:value-type="float">
            <text:p>219</text:p>
          </table:table-cell>
          <table:table-cell office:value-type="float" office:value="32736" calcext:value-type="float">
            <text:p>32736</text:p>
          </table:table-cell>
          <table:table-cell table:style-name="ce6" table:formula="of:=[.AD34]*[.AB34]*[.AA34]/[.AE34]" office:value-type="float" office:value="70.0115625" calcext:value-type="float">
            <text:p>70,01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table:style-name="ce6" table:formula="of:=[.AC34]*[.AF34]" office:value-type="float" office:value="1680.2775" calcext:value-type="float">
            <text:p>1680,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PS</text:p>
          </table:table-cell>
          <table:table-cell office:value-type="string" calcext:value-type="string">
            <text:p>L1_CA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formula="of:=[.K35]*[.L35]" office:value-type="float" office:value="1023" calcext:value-type="float">
            <text:p>1023</text:p>
          </table:table-cell>
          <table:table-cell table:formula="of:=2*[.M35]" office:value-type="float" office:value="2046" calcext:value-type="float">
            <text:p>2046</text:p>
          </table:table-cell>
          <table:table-cell table:number-columns-repeated="2"/>
          <table:table-cell office:value-type="string" calcext:value-type="string">
            <text:p>GPS</text:p>
          </table:table-cell>
          <table:table-cell office:value-type="string" calcext:value-type="string">
            <text:p>L1_CA</text:p>
          </table:table-cell>
          <table:table-cell office:value-type="float" office:value="214" calcext:value-type="float">
            <text:p>214</text:p>
          </table:table-cell>
          <table:table-cell table:formula="of:=[.N35]" office:value-type="float" office:value="2046" calcext:value-type="float">
            <text:p>2046</text:p>
          </table:table-cell>
          <table:table-cell office:value-type="float" office:value="24" calcext:value-type="float">
            <text:p>24</text:p>
          </table:table-cell>
          <table:table-cell table:formula="of:=[.S35]*[.T35]*[.U35]" office:value-type="float" office:value="10508256" calcext:value-type="float">
            <text:p>10508256</text:p>
          </table:table-cell>
          <table:table-cell table:number-columns-repeated="2"/>
          <table:table-cell office:value-type="string" calcext:value-type="string">
            <text:p>GPS</text:p>
          </table:table-cell>
          <table:table-cell office:value-type="string" calcext:value-type="string">
            <text:p>L1_CA</text:p>
          </table:table-cell>
          <table:table-cell office:value-type="float" office:value="215" calcext:value-type="float">
            <text:p>215</text:p>
          </table:table-cell>
          <table:table-cell office:value-type="float" office:value="2046" calcext:value-type="float">
            <text:p>2046</text:p>
          </table:table-cell>
          <table:table-cell table:style-name="ce6" table:formula="of:=[.AD35]*[.AB35]*[.AA35]/[.AE35]" office:value-type="float" office:value="4.29580078125" calcext:value-type="float">
            <text:p>4,30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style-name="ce6" table:formula="of:=[.AC35]*[.AF35]" office:value-type="float" office:value="137.465625" calcext:value-type="float">
            <text:p>137,4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2CMd</text:p>
          </table:table-cell>
          <table:table-cell office:value-type="float" office:value="10230" calcext:value-type="float">
            <text:p>10230</text:p>
          </table:table-cell>
          <table:table-cell office:value-type="float" office:value="2" calcext:value-type="float">
            <text:p>2</text:p>
          </table:table-cell>
          <table:table-cell table:formula="of:=[.K36]*[.L36]" office:value-type="float" office:value="20460" calcext:value-type="float">
            <text:p>20460</text:p>
          </table:table-cell>
          <table:table-cell table:formula="of:=2*[.M36]" office:value-type="float" office:value="40920" calcext:value-type="float">
            <text:p>40920</text:p>
          </table:table-cell>
          <table:table-cell table:number-columns-repeated="3"/>
          <table:table-cell office:value-type="string" calcext:value-type="string">
            <text:p>L2CMd</text:p>
          </table:table-cell>
          <table:table-cell office:value-type="float" office:value="167" calcext:value-type="float">
            <text:p>167</text:p>
          </table:table-cell>
          <table:table-cell table:formula="of:=[.N36]" office:value-type="float" office:value="40920" calcext:value-type="float">
            <text:p>40920</text:p>
          </table:table-cell>
          <table:table-cell office:value-type="float" office:value="24" calcext:value-type="float">
            <text:p>24</text:p>
          </table:table-cell>
          <table:table-cell table:formula="of:=[.S36]*[.T36]*[.U36]" office:value-type="float" office:value="164007360" calcext:value-type="float">
            <text:p>164007360</text:p>
          </table:table-cell>
          <table:table-cell table:number-columns-repeated="3"/>
          <table:table-cell office:value-type="string" calcext:value-type="string">
            <text:p>L2CMd</text:p>
          </table:table-cell>
          <table:table-cell office:value-type="float" office:value="174" calcext:value-type="float">
            <text:p>174</text:p>
          </table:table-cell>
          <table:table-cell office:value-type="float" office:value="40920" calcext:value-type="float">
            <text:p>40920</text:p>
          </table:table-cell>
          <table:table-cell table:style-name="ce6" table:formula="of:=[.AD36]*[.AB36]*[.AA36]/[.AE36]" office:value-type="float" office:value="69.53203125" calcext:value-type="float">
            <text:p>69,53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style-name="ce6" table:formula="of:=[.AC36]*[.AF36]" office:value-type="float" office:value="2225.025" calcext:value-type="float">
            <text:p>2225,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2CLp</text:p>
          </table:table-cell>
          <table:table-cell office:value-type="float" office:value="767250" calcext:value-type="float">
            <text:p>767250</text:p>
          </table:table-cell>
          <table:table-cell office:value-type="float" office:value="2" calcext:value-type="float">
            <text:p>2</text:p>
          </table:table-cell>
          <table:table-cell table:formula="of:=[.K37]*[.L37]" office:value-type="float" office:value="1534500" calcext:value-type="float">
            <text:p>1534500</text:p>
          </table:table-cell>
          <table:table-cell table:formula="of:=2*[.M37]" office:value-type="float" office:value="3069000" calcext:value-type="float">
            <text:p>3069000</text:p>
          </table:table-cell>
          <table:table-cell table:number-columns-repeated="3"/>
          <table:table-cell office:value-type="string" calcext:value-type="string">
            <text:p>L2CLp</text:p>
          </table:table-cell>
          <table:table-cell office:value-type="float" office:value="167" calcext:value-type="float">
            <text:p>167</text:p>
          </table:table-cell>
          <table:table-cell table:formula="of:=[.N37]" office:value-type="float" office:value="3069000" calcext:value-type="float">
            <text:p>3069000</text:p>
          </table:table-cell>
          <table:table-cell office:value-type="float" office:value="24" calcext:value-type="float">
            <text:p>24</text:p>
          </table:table-cell>
          <table:table-cell table:formula="of:=[.S37]*[.T37]*[.U37]" office:value-type="float" office:value="12300552000" calcext:value-type="float">
            <text:p>12300552000</text:p>
          </table:table-cell>
          <table:table-cell table:number-columns-repeated="3"/>
          <table:table-cell office:value-type="string" calcext:value-type="string">
            <text:p>L2CLp</text:p>
          </table:table-cell>
          <table:table-cell office:value-type="float" office:value="174" calcext:value-type="float">
            <text:p>174</text:p>
          </table:table-cell>
          <table:table-cell office:value-type="float" office:value="3069000" calcext:value-type="float">
            <text:p>3069000</text:p>
          </table:table-cell>
          <table:table-cell table:style-name="ce6" table:formula="of:=[.AD37]*[.AB37]*[.AA37]/[.AE37]" office:value-type="float" office:value="5214.90234375" calcext:value-type="float">
            <text:p>5214,90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style-name="ce6" table:formula="of:=[.AC37]*[.AF37]" office:value-type="float" office:value="166876.875" calcext:value-type="float">
            <text:p>166876,8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ALILEO</text:p>
          </table:table-cell>
          <table:table-cell office:value-type="string" calcext:value-type="string">
            <text:p>L1_E1Bd</text:p>
          </table:table-cell>
          <table:table-cell office:value-type="float" office:value="4092" calcext:value-type="float">
            <text:p>4092</text:p>
          </table:table-cell>
          <table:table-cell office:value-type="float" office:value="2" calcext:value-type="float">
            <text:p>2</text:p>
          </table:table-cell>
          <table:table-cell table:formula="of:=[.K38]*[.L38]" office:value-type="float" office:value="8184" calcext:value-type="float">
            <text:p>8184</text:p>
          </table:table-cell>
          <table:table-cell table:formula="of:=2*[.M38]" office:value-type="float" office:value="16368" calcext:value-type="float">
            <text:p>16368</text:p>
          </table:table-cell>
          <table:table-cell table:number-columns-repeated="2"/>
          <table:table-cell office:value-type="string" calcext:value-type="string">
            <text:p>GALILEO</text:p>
          </table:table-cell>
          <table:table-cell office:value-type="string" calcext:value-type="string">
            <text:p>L1_E1Bd</text:p>
          </table:table-cell>
          <table:table-cell office:value-type="float" office:value="206" calcext:value-type="float">
            <text:p>206</text:p>
          </table:table-cell>
          <table:table-cell table:formula="of:=[.N38]" office:value-type="float" office:value="16368" calcext:value-type="float">
            <text:p>16368</text:p>
          </table:table-cell>
          <table:table-cell office:value-type="float" office:value="27" calcext:value-type="float">
            <text:p>27</text:p>
          </table:table-cell>
          <table:table-cell table:formula="of:=[.S38]*[.T38]*[.U38]" office:value-type="float" office:value="91038816" calcext:value-type="float">
            <text:p>91038816</text:p>
          </table:table-cell>
          <table:table-cell table:number-columns-repeated="2"/>
          <table:table-cell office:value-type="string" calcext:value-type="string">
            <text:p>GALILEO</text:p>
          </table:table-cell>
          <table:table-cell office:value-type="string" calcext:value-type="string">
            <text:p>L3_E5Bd</text:p>
          </table:table-cell>
          <table:table-cell office:value-type="float" office:value="158" calcext:value-type="float">
            <text:p>158</text:p>
          </table:table-cell>
          <table:table-cell office:value-type="float" office:value="20460" calcext:value-type="float">
            <text:p>20460</text:p>
          </table:table-cell>
          <table:table-cell table:style-name="ce6" table:formula="of:=[.AD38]*[.AB38]*[.AA38]/[.AE38]" office:value-type="float" office:value="31.569140625" calcext:value-type="float">
            <text:p>31,57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table:style-name="ce6" table:formula="of:=[.AC38]*[.AF38]" office:value-type="float" office:value="852.366796875" calcext:value-type="float">
            <text:p>852,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1_E1Cp</text:p>
          </table:table-cell>
          <table:table-cell office:value-type="float" office:value="4092" calcext:value-type="float">
            <text:p>4092</text:p>
          </table:table-cell>
          <table:table-cell office:value-type="float" office:value="2" calcext:value-type="float">
            <text:p>2</text:p>
          </table:table-cell>
          <table:table-cell table:formula="of:=[.K39]*[.L39]" office:value-type="float" office:value="8184" calcext:value-type="float">
            <text:p>8184</text:p>
          </table:table-cell>
          <table:table-cell table:formula="of:=2*[.M39]" office:value-type="float" office:value="16368" calcext:value-type="float">
            <text:p>16368</text:p>
          </table:table-cell>
          <table:table-cell table:number-columns-repeated="3"/>
          <table:table-cell office:value-type="string" calcext:value-type="string">
            <text:p>L1_E1Cp</text:p>
          </table:table-cell>
          <table:table-cell office:value-type="float" office:value="206" calcext:value-type="float">
            <text:p>206</text:p>
          </table:table-cell>
          <table:table-cell table:formula="of:=[.N39]" office:value-type="float" office:value="16368" calcext:value-type="float">
            <text:p>16368</text:p>
          </table:table-cell>
          <table:table-cell office:value-type="float" office:value="27" calcext:value-type="float">
            <text:p>27</text:p>
          </table:table-cell>
          <table:table-cell table:formula="of:=[.S39]*[.T39]*[.U39]" office:value-type="float" office:value="91038816" calcext:value-type="float">
            <text:p>91038816</text:p>
          </table:table-cell>
          <table:table-cell table:number-columns-repeated="3"/>
          <table:table-cell office:value-type="string" calcext:value-type="string">
            <text:p>L3_E5Bp</text:p>
          </table:table-cell>
          <table:table-cell office:value-type="float" office:value="158" calcext:value-type="float">
            <text:p>158</text:p>
          </table:table-cell>
          <table:table-cell office:value-type="float" office:value="20460" calcext:value-type="float">
            <text:p>20460</text:p>
          </table:table-cell>
          <table:table-cell table:style-name="ce6" table:formula="of:=[.AD39]*[.AB39]*[.AA39]/[.AE39]" office:value-type="float" office:value="31.569140625" calcext:value-type="float">
            <text:p>31,57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table:style-name="ce6" table:formula="of:=[.AC39]*[.AF39]" office:value-type="float" office:value="852.366796875" calcext:value-type="float">
            <text:p>852,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3_E5Bd</text:p>
          </table:table-cell>
          <table:table-cell office:value-type="float" office:value="10230" calcext:value-type="float">
            <text:p>10230</text:p>
          </table:table-cell>
          <table:table-cell office:value-type="float" office:value="1" calcext:value-type="float">
            <text:p>1</text:p>
          </table:table-cell>
          <table:table-cell table:formula="of:=[.K40]*[.L40]" office:value-type="float" office:value="10230" calcext:value-type="float">
            <text:p>10230</text:p>
          </table:table-cell>
          <table:table-cell table:formula="of:=2*[.M40]" office:value-type="float" office:value="20460" calcext:value-type="float">
            <text:p>20460</text:p>
          </table:table-cell>
          <table:table-cell table:number-columns-repeated="3"/>
          <table:table-cell office:value-type="string" calcext:value-type="string">
            <text:p>L3_E5Bd</text:p>
          </table:table-cell>
          <table:table-cell office:value-type="float" office:value="158" calcext:value-type="float">
            <text:p>158</text:p>
          </table:table-cell>
          <table:table-cell table:formula="of:=[.N40]" office:value-type="float" office:value="20460" calcext:value-type="float">
            <text:p>20460</text:p>
          </table:table-cell>
          <table:table-cell office:value-type="float" office:value="27" calcext:value-type="float">
            <text:p>27</text:p>
          </table:table-cell>
          <table:table-cell table:formula="of:=[.S40]*[.T40]*[.U40]" office:value-type="float" office:value="87282360" calcext:value-type="float">
            <text:p>87282360</text:p>
          </table:table-cell>
          <table:table-cell table:number-columns-repeated="3"/>
          <table:table-cell office:value-type="string" calcext:value-type="string">
            <text:p>L1_E1Bd</text:p>
          </table:table-cell>
          <table:table-cell office:value-type="float" office:value="206" calcext:value-type="float">
            <text:p>206</text:p>
          </table:table-cell>
          <table:table-cell office:value-type="float" office:value="16368" calcext:value-type="float">
            <text:p>16368</text:p>
          </table:table-cell>
          <table:table-cell table:style-name="ce6" table:formula="of:=[.AD40]*[.AB40]*[.AA40]/[.AE40]" office:value-type="float" office:value="32.9278125" calcext:value-type="float">
            <text:p>32,93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table:style-name="ce6" table:formula="of:=[.AC40]*[.AF40]" office:value-type="float" office:value="889.0509375" calcext:value-type="float">
            <text:p>889,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3_E5Bp</text:p>
          </table:table-cell>
          <table:table-cell office:value-type="float" office:value="10230" calcext:value-type="float">
            <text:p>10230</text:p>
          </table:table-cell>
          <table:table-cell office:value-type="float" office:value="1" calcext:value-type="float">
            <text:p>1</text:p>
          </table:table-cell>
          <table:table-cell table:formula="of:=[.K41]*[.L41]" office:value-type="float" office:value="10230" calcext:value-type="float">
            <text:p>10230</text:p>
          </table:table-cell>
          <table:table-cell table:formula="of:=2*[.M41]" office:value-type="float" office:value="20460" calcext:value-type="float">
            <text:p>20460</text:p>
          </table:table-cell>
          <table:table-cell table:number-columns-repeated="3"/>
          <table:table-cell office:value-type="string" calcext:value-type="string">
            <text:p>L3_E5Bp</text:p>
          </table:table-cell>
          <table:table-cell office:value-type="float" office:value="158" calcext:value-type="float">
            <text:p>158</text:p>
          </table:table-cell>
          <table:table-cell table:formula="of:=[.N41]" office:value-type="float" office:value="20460" calcext:value-type="float">
            <text:p>20460</text:p>
          </table:table-cell>
          <table:table-cell office:value-type="float" office:value="27" calcext:value-type="float">
            <text:p>27</text:p>
          </table:table-cell>
          <table:table-cell table:formula="of:=[.S41]*[.T41]*[.U41]" office:value-type="float" office:value="87282360" calcext:value-type="float">
            <text:p>87282360</text:p>
          </table:table-cell>
          <table:table-cell table:number-columns-repeated="3"/>
          <table:table-cell office:value-type="string" calcext:value-type="string">
            <text:p>L1_E1Cp</text:p>
          </table:table-cell>
          <table:table-cell office:value-type="float" office:value="206" calcext:value-type="float">
            <text:p>206</text:p>
          </table:table-cell>
          <table:table-cell office:value-type="float" office:value="16368" calcext:value-type="float">
            <text:p>16368</text:p>
          </table:table-cell>
          <table:table-cell table:style-name="ce6" table:formula="of:=[.AD41]*[.AB41]*[.AA41]/[.AE41]" office:value-type="float" office:value="32.9278125" calcext:value-type="float">
            <text:p>32,93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table:style-name="ce6" table:formula="of:=[.AC41]*[.AF41]" office:value-type="float" office:value="889.0509375" calcext:value-type="float">
            <text:p>889,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EIDOU</text:p>
          </table:table-cell>
          <table:table-cell office:value-type="string" calcext:value-type="string">
            <text:p>L1_B1I</text:p>
          </table:table-cell>
          <table:table-cell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table:formula="of:=[.K42]*[.L42]" office:value-type="float" office:value="2046" calcext:value-type="float">
            <text:p>2046</text:p>
          </table:table-cell>
          <table:table-cell table:formula="of:=2*[.M42]" office:value-type="float" office:value="4092" calcext:value-type="float">
            <text:p>4092</text:p>
          </table:table-cell>
          <table:table-cell table:number-columns-repeated="2"/>
          <table:table-cell office:value-type="string" calcext:value-type="string">
            <text:p>BEIDOU</text:p>
          </table:table-cell>
          <table:table-cell office:value-type="string" calcext:value-type="string">
            <text:p>L1_B1I</text:p>
          </table:table-cell>
          <table:table-cell office:value-type="float" office:value="209" calcext:value-type="float">
            <text:p>209</text:p>
          </table:table-cell>
          <table:table-cell table:formula="of:=[.N42]" office:value-type="float" office:value="4092" calcext:value-type="float">
            <text:p>4092</text:p>
          </table:table-cell>
          <table:table-cell office:value-type="float" office:value="27" calcext:value-type="float">
            <text:p>27</text:p>
          </table:table-cell>
          <table:table-cell table:formula="of:=[.S42]*[.T42]*[.U42]" office:value-type="float" office:value="23091156" calcext:value-type="float">
            <text:p>23091156</text:p>
          </table:table-cell>
          <table:table-cell table:number-columns-repeated="2"/>
          <table:table-cell office:value-type="string" calcext:value-type="string">
            <text:p>BEIDOU</text:p>
          </table:table-cell>
          <table:table-cell office:value-type="string" calcext:value-type="string">
            <text:p>L3_B2I</text:p>
          </table:table-cell>
          <table:table-cell office:value-type="float" office:value="162" calcext:value-type="float">
            <text:p>162</text:p>
          </table:table-cell>
          <table:table-cell office:value-type="float" office:value="4092" calcext:value-type="float">
            <text:p>4092</text:p>
          </table:table-cell>
          <table:table-cell table:style-name="ce6" table:formula="of:=[.AD42]*[.AB42]*[.AA42]/[.AE42]" office:value-type="float" office:value="6.473671875" calcext:value-type="float">
            <text:p>6,47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table:style-name="ce6" table:formula="of:=[.AC42]*[.AF42]" office:value-type="float" office:value="174.789140625" calcext:value-type="float">
            <text:p>174,7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23_B2I</text:p>
          </table:table-cell>
          <table:table-cell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table:formula="of:=[.K43]*[.L43]" office:value-type="float" office:value="2046" calcext:value-type="float">
            <text:p>2046</text:p>
          </table:table-cell>
          <table:table-cell table:formula="of:=2*[.M43]" office:value-type="float" office:value="4092" calcext:value-type="float">
            <text:p>4092</text:p>
          </table:table-cell>
          <table:table-cell table:number-columns-repeated="3"/>
          <table:table-cell office:value-type="string" calcext:value-type="string">
            <text:p>L23_B2I</text:p>
          </table:table-cell>
          <table:table-cell office:value-type="float" office:value="162" calcext:value-type="float">
            <text:p>162</text:p>
          </table:table-cell>
          <table:table-cell table:formula="of:=[.N43]" office:value-type="float" office:value="4092" calcext:value-type="float">
            <text:p>4092</text:p>
          </table:table-cell>
          <table:table-cell office:value-type="float" office:value="27" calcext:value-type="float">
            <text:p>27</text:p>
          </table:table-cell>
          <table:table-cell table:formula="of:=[.S43]*[.T43]*[.U43]" office:value-type="float" office:value="17898408" calcext:value-type="float">
            <text:p>17898408</text:p>
          </table:table-cell>
          <table:table-cell table:number-columns-repeated="3"/>
          <table:table-cell office:value-type="string" calcext:value-type="string">
            <text:p>L1_B1I</text:p>
          </table:table-cell>
          <table:table-cell office:value-type="float" office:value="209" calcext:value-type="float">
            <text:p>209</text:p>
          </table:table-cell>
          <table:table-cell office:value-type="float" office:value="4092" calcext:value-type="float">
            <text:p>4092</text:p>
          </table:table-cell>
          <table:table-cell table:style-name="ce6" table:formula="of:=[.AD43]*[.AB43]*[.AA43]/[.AE43]" office:value-type="float" office:value="8.3518359375" calcext:value-type="float">
            <text:p>8,35</text:p>
          </table:table-cell>
          <table:table-cell office:value-type="float" office:value="0.01" calcext:value-type="float">
            <text:p>0,01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table:style-name="ce6" table:formula="of:=[.AC43]*[.AF43]" office:value-type="float" office:value="225.4995703125" calcext:value-type="float">
            <text:p>225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00.00.0000</text:date>, <text:time style:data-style-name="N2" text:time-value="11:31:57.9164536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1:19:10.015123599</meta:creation-date>
    <dc:date>2020-11-18T11:38:24.464535845</dc:date>
    <meta:editing-duration>P1DT20H59M52S</meta:editing-duration>
    <meta:editing-cycles>24</meta:editing-cycles>
    <meta:generator>LibreOffice/5.0.3.2$Linux_X86_64 LibreOffice_project/00m0$Build-2</meta:generator>
    <meta:document-statistic meta:table-count="1" meta:cell-count="565" meta:object-count="0"/>
  </office:meta>
</office:document-meta>
</file>